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okora" svg:font-family="Nokora, Arial, sans-serif"/>
    <style:font-face style:name="Cookie" svg:font-family="Cookie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rowalliaUPC" svg:font-family="BrowalliaUPC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1091*"/>
    </style:style>
    <style:style style:name="表1.B" style:family="table-column">
      <style:table-column-properties style:column-width="7.793cm" style:rel-column-width="4418*"/>
    </style:style>
    <style:style style:name="表1.C" style:family="table-column">
      <style:table-column-properties style:column-width="8.442cm" style:rel-column-width="4786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1091*"/>
    </style:style>
    <style:style style:name="表2.B" style:family="table-column">
      <style:table-column-properties style:column-width="9.67cm" style:rel-column-width="5482*"/>
    </style:style>
    <style:style style:name="表2.C" style:family="table-column">
      <style:table-column-properties style:column-width="6.565cm" style:rel-column-width="3722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1091*"/>
    </style:style>
    <style:style style:name="表3.B" style:family="table-column">
      <style:table-column-properties style:column-width="9.717cm" style:rel-column-width="5509*"/>
    </style:style>
    <style:style style:name="表3.C" style:family="table-column">
      <style:table-column-properties style:column-width="6.518cm" style:rel-column-width="3695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1091*"/>
    </style:style>
    <style:style style:name="表4.B" style:family="table-column">
      <style:table-column-properties style:column-width="9.717cm" style:rel-column-width="5509*"/>
    </style:style>
    <style:style style:name="表4.C" style:family="table-column">
      <style:table-column-properties style:column-width="6.518cm" style:rel-column-width="3695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1091*"/>
    </style:style>
    <style:style style:name="表5.B" style:family="table-column">
      <style:table-column-properties style:column-width="9.717cm" style:rel-column-width="5509*"/>
    </style:style>
    <style:style style:name="表5.C" style:family="table-column">
      <style:table-column-properties style:column-width="6.518cm" style:rel-column-width="3695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1091*"/>
    </style:style>
    <style:style style:name="表6.B" style:family="table-column">
      <style:table-column-properties style:column-width="9.717cm" style:rel-column-width="5509*"/>
    </style:style>
    <style:style style:name="表6.C" style:family="table-column">
      <style:table-column-properties style:column-width="6.518cm" style:rel-column-width="3695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9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T1" style:family="text">
      <style:text-properties style:font-name-asian="Arial"/>
    </style:style>
    <style:style style:name="T2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9"/>
          </table:table-cell>
          <table:table-cell table:style-name="表1.A1" table:number-rows-spanned="2" office:value-type="string">
            <text:p text:style-name="P1">សួស្តី / </text:p>
            <text:p text:style-name="P9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9"/>
          </table:table-cell>
          <table:table-cell table:style-name="表2.A1" table:number-rows-spanned="2" office:value-type="string">
            <text:p text:style-name="P4">សូម<text:span text:style-name="T2">。</text:span>អរគុណ។ /<text:span text:style-name="T2">　</text:span> សូម<text:span text:style-name="T2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9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8">@@@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9"/>
          </table:table-cell>
          <table:table-cell table:style-name="表4.A1" table:number-rows-spanned="2" office:value-type="string">
            <text:p text:style-name="P7">aaa</text:p>
          </table:table-cell>
          <table:table-cell table:style-name="表4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/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ext:soft-page-break/>
        <table:table-row table:style-name="表5.1">
          <table:table-cell table:style-name="表5.A1" table:number-rows-spanned="2" office:value-type="string">
            <text:p text:style-name="P9"/>
          </table:table-cell>
          <table:table-cell table:style-name="表5.A1" table:number-rows-spanned="2" office:value-type="string">
            <text:p text:style-name="P7">aaa</text:p>
          </table:table-cell>
          <table:table-cell table:style-name="表5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/>
          </table:table-cell>
        </table:table-row>
      </table:table>
      <text:p text:style-name="Standard"/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9"/>
          </table:table-cell>
          <table:table-cell table:style-name="表6.A1" table:number-rows-spanned="2" office:value-type="string">
            <text:p text:style-name="P7">aaa</text:p>
          </table:table-cell>
          <table:table-cell table:style-name="表6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okora" svg:font-family="Nokora, Arial, sans-serif"/>
    <style:font-face style:name="Cookie" svg:font-family="Cookie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rowalliaUPC" svg:font-family="BrowalliaUPC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09T11:54:30.10</dc:date>
    <dc:creator>iwabuchi ken</dc:creator>
    <meta:editing-duration>PT53M8S</meta:editing-duration>
    <meta:editing-cycles>6</meta:editing-cycles>
    <meta:generator>OpenOffice/4.1.3$Win32 OpenOffice.org_project/413m1$Build-9783</meta:generator>
    <meta:document-statistic meta:table-count="6" meta:image-count="0" meta:object-count="0" meta:page-count="2" meta:paragraph-count="15" meta:word-count="47" meta:character-count="240"/>
  </office:meta>
</office:document-meta>
</file>